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4ea50" officeooo:paragraph-rsid="0004ea50"/>
    </style:style>
    <style:style style:name="P2" style:family="paragraph" style:parent-style-name="Standard" style:list-style-name="L1">
      <style:text-properties officeooo:rsid="0004ea50" officeooo:paragraph-rsid="0004ea50"/>
    </style:style>
    <style:style style:name="P3" style:family="paragraph" style:parent-style-name="Standard" style:list-style-name="L1">
      <style:text-properties officeooo:rsid="0005e147" officeooo:paragraph-rsid="0005e147"/>
    </style:style>
    <style:style style:name="P4" style:family="paragraph" style:parent-style-name="Standard" style:list-style-name="L1">
      <style:text-properties officeooo:rsid="000705bb" officeooo:paragraph-rsid="000705bb"/>
    </style:style>
    <style:style style:name="P5" style:family="paragraph" style:parent-style-name="Standard" style:list-style-name="L1">
      <style:text-properties officeooo:rsid="000705bb" officeooo:paragraph-rsid="00095234"/>
    </style:style>
    <style:style style:name="P6" style:family="paragraph" style:parent-style-name="Standard">
      <style:text-properties officeooo:rsid="000705bb" officeooo:paragraph-rsid="000705bb"/>
    </style:style>
    <style:style style:name="P7" style:family="paragraph" style:parent-style-name="Standard" style:list-style-name="L1">
      <style:text-properties officeooo:paragraph-rsid="000bd756"/>
    </style:style>
    <style:style style:name="P8" style:family="paragraph" style:parent-style-name="Standard" style:list-style-name="L1">
      <style:text-properties officeooo:paragraph-rsid="000d14ec"/>
    </style:style>
    <style:style style:name="P9" style:family="paragraph" style:parent-style-name="Standard">
      <style:text-properties officeooo:paragraph-rsid="000bd756"/>
    </style:style>
    <style:style style:name="P10" style:family="paragraph" style:parent-style-name="Standard" style:list-style-name="L1">
      <style:text-properties officeooo:rsid="000d1f24" officeooo:paragraph-rsid="000d1f24"/>
    </style:style>
    <style:style style:name="P11" style:family="paragraph" style:parent-style-name="Standard" style:list-style-name="L1">
      <style:text-properties officeooo:rsid="000f0672" officeooo:paragraph-rsid="000f0672"/>
    </style:style>
    <style:style style:name="P12" style:family="paragraph" style:parent-style-name="Standard" style:list-style-name="L1">
      <style:text-properties officeooo:rsid="000f4ce3" officeooo:paragraph-rsid="000f4ce3"/>
    </style:style>
    <style:style style:name="P13" style:family="paragraph" style:parent-style-name="Standard" style:list-style-name="L1">
      <style:text-properties officeooo:rsid="001114c3" officeooo:paragraph-rsid="001114c3"/>
    </style:style>
    <style:style style:name="P14" style:family="paragraph" style:parent-style-name="Standard" style:list-style-name="L1">
      <style:text-properties officeooo:rsid="00125eaa" officeooo:paragraph-rsid="00125eaa"/>
    </style:style>
    <style:style style:name="P15" style:family="paragraph" style:parent-style-name="Standard" style:list-style-name="L1">
      <style:text-properties officeooo:rsid="0013edff" officeooo:paragraph-rsid="0013edff"/>
    </style:style>
    <style:style style:name="P16" style:family="paragraph" style:parent-style-name="Standard" style:list-style-name="L1">
      <style:text-properties officeooo:rsid="00148f8a" officeooo:paragraph-rsid="00148f8a"/>
    </style:style>
    <style:style style:name="P17" style:family="paragraph" style:parent-style-name="Standard" style:list-style-name="L1">
      <style:text-properties officeooo:rsid="001904d2" officeooo:paragraph-rsid="001904d2"/>
    </style:style>
    <style:style style:name="P18" style:family="paragraph" style:parent-style-name="Standard">
      <style:text-properties officeooo:rsid="0019c2c2" officeooo:paragraph-rsid="0019c2c2"/>
    </style:style>
    <style:style style:name="T1" style:family="text">
      <style:text-properties officeooo:rsid="00095234"/>
    </style:style>
    <style:style style:name="T2" style:family="text">
      <style:text-properties officeooo:rsid="000bd756"/>
    </style:style>
    <style:style style:name="T3" style:family="text">
      <style:text-properties officeooo:rsid="00131c62"/>
    </style:style>
    <style:style style:name="T4" style:family="text">
      <style:text-properties officeooo:rsid="00165ba3"/>
    </style:style>
    <style:style style:name="T5" style:family="text">
      <style:text-properties officeooo:rsid="001751be"/>
    </style:style>
    <style:style style:name="T6" style:family="text">
      <style:text-properties officeooo:rsid="0018018b"/>
    </style:style>
    <style:style style:name="T7" style:family="text">
      <style:text-properties officeooo:rsid="001b7706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éseau</text:p>
      <text:p text:style-name="P1"/>
      <text:list xml:id="list4307430280024895020" text:style-name="L1">
        <text:list-item>
          <text:p text:style-name="P2">Server et ServerController</text:p>
          <text:list>
            <text:list-item>
              <text:p text:style-name="P5">Server</text:p>
              <text:list>
                <text:list-item>
                  <text:p text:style-name="P7"><text:span text:style-name="T1">Fonctionne via le protocole TCP/IP. </text:span></text:p>
                  <text:list>
                    <text:list-header>
                      <text:p text:style-name="P8"><text:span text:style-name="T2">=&gt; <text:tab/>Préférence a l'UDP car moins de vérification et meilleurs connection.</text:span></text:p>
                    </text:list-header>
                  </text:list>
                </text:list-item>
                <text:list-item>
                  <text:p text:style-name="P10">Créer dans un Thread afin qu'il n'empiete pas sur EDT.</text:p>
                </text:list-item>
                <text:list-item>
                  <text:p text:style-name="P11">Le serveur fonctionne de la manière suivante :</text:p>
                  <text:list>
                    <text:list-item>
                      <text:p text:style-name="P12">Lancement du serveur en lui passant en paramètre un port, un backlog et une adresse de connexion. <text:span text:style-name="T3">Ces paramètres servent a binder la socket d'ecoute du serveur, qui servira a connecté le client a une socket différentes de celle d'écoute (voir RFC du TCP pour plus de détail).</text:span></text:p>
                    </text:list-item>
                    <text:list-item>
                      <text:p text:style-name="P13">On vérifie bien entendu que le port est située entre 1024 et 65335,</text:p>
                    </text:list-item>
                    <text:list-item>
                      <text:p text:style-name="P13">Une fois lancé, le serveur se mets en attente d'une connexion via l'appelle listen</text:p>
                    </text:list-item>
                    <text:list-item>
                      <text:p text:style-name="P14">L'autre personne se connecte au server, qui créer alors une socket de connexion afin de dialoguer avec son adversaire.</text:p>
                    </text:list-item>
                    <text:list-item>
                      <text:p text:style-name="P14">Le serveur entretien la connexion entre les deux membres, qui echange leurs données jusqu'a ce que la partie se finisse.</text:p>
                    </text:list-item>
                    <text:list-item>
                      <text:p text:style-name="P14">Une fois que l'un des joueurs a gagné, on ferme alors les flux des sockets.</text:p>
                    </text:list-item>
                    <text:list-item>
                      <text:p text:style-name="P14">Si l'on quitte l'application, on ferme aussi le serveur afin de libérer proprement la mémoire utilisées.</text:p>
                    </text:list-item>
                  </text:list>
                </text:list-item>
              </text:list>
            </text:list-item>
          </text:list>
        </text:list-item>
      </text:list>
      <text:p text:style-name="P9"><text:tab/><text:tab/></text:p>
      <text:p text:style-name="P6"/>
      <text:list xml:id="list220210792708929" text:continue-numbering="true" text:style-name="L1">
        <text:list-item>
          <text:list>
            <text:list-item>
              <text:p text:style-name="P4">ServerController</text:p>
              <text:list>
                <text:list-item>
                  <text:p text:style-name="P15">Role du serveur controller.</text:p>
                  <text:list>
                    <text:list-header>
                      <text:p text:style-name="P16">=&gt; Sert a vérifier la validité des données avant de lles envoyé au controller principal de l'application.</text:p>
                      <text:p text:style-name="P16">=&gt;<text:span text:style-name="T4">Garde en mémoire le dernier coup donnée si un probleme de transfert survient.</text:span></text:p>
                      <text:p text:style-name="P16">=&gt;<text:span text:style-name="T5">Permet d'alléger le controller principal de l'application afin d'eviter qu'elle ralentisse.</text:span></text:p>
                      <text:p text:style-name="P16">=&gt;<text:span text:style-name="T6">Gère les sockets d'echanges des données.</text:span></text:p>
                    </text:list-header>
                  </text:list>
                </text:list-item>
                <text:list-item>
                  <text:p text:style-name="P17">Implementation :</text:p>
                </text:list-item>
              </text:list>
            </text:list-item>
          </text:list>
        </text:list-item>
      </text:list>
      <text:p text:style-name="P18"><text:tab/><text:tab/>=&gt; <text:span text:style-name="T7">Possède une instance du serveur,</text:span></text:p>
      <text:p text:style-name="P18"><text:tab/><text:tab/><text:span text:style-name="T7">=&gt; Possède la socket d'ecoute et la socket de connexion.</text:span></text:p>
      <text:list xml:id="list220210739462856" text:continue-numbering="true" text:style-name="L1">
        <text:list-item>
          <text:p text:style-name="P3">Role des Sockets</text:p>
        </text:list-item>
        <text:list-item>
          <text:p text:style-name="P3">Communication Réseau</text:p>
        </text:list-item>
        <text:list-item>
          <text:p text:style-name="P3">Erreurs et traitement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25S</meta:editing-duration>
    <meta:editing-cycles>25</meta:editing-cycles>
    <meta:generator>LibreOffice/5.0.3.2$Windows_x86 LibreOffice_project/e5f16313668ac592c1bfb310f4390624e3dbfb75</meta:generator>
    <dc:date>2016-04-22T22:02:09.279000000</dc:date>
    <meta:document-statistic meta:table-count="0" meta:image-count="0" meta:object-count="0" meta:page-count="1" meta:paragraph-count="27" meta:word-count="280" meta:character-count="1657" meta:non-whitespace-character-count="1413"/>
    <meta:user-defined meta:name="Info 1"/>
    <meta:user-defined meta:name="Info 2"/>
    <meta:user-defined meta:name="Info 3"/>
    <meta:user-defined meta:name="Info 4"/>
  </office:meta>
</office:document-meta>
</file>